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Helvetica, sans-serif"/>
    <style:font-face style:name="Arial2" svg:font-family="Arial, Tahoma, Helvetica, FreeSans, sans-serif"/>
    <style:font-face style:name="Helvetica Neue" svg:font-family="'Helvetica Neue', Helvetica, Arial, sans-serif"/>
    <style:font-face style:name="Open Sans1" svg:font-family="'Open Sans'"/>
    <style:font-face style:name="Open Sans" svg:font-family="'Open Sans', 'Helvetica Neue', Helvetica, Arial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0671" officeooo:paragraph-rsid="000c0671"/>
    </style:style>
    <style:style style:name="P2" style:family="paragraph" style:parent-style-name="Standard">
      <style:text-properties officeooo:rsid="000c8ef0" officeooo:paragraph-rsid="000c0671"/>
    </style:style>
    <style:style style:name="P3" style:family="paragraph" style:parent-style-name="Standard">
      <style:text-properties officeooo:rsid="000e129b" officeooo:paragraph-rsid="000e129b"/>
    </style:style>
    <style:style style:name="P4" style:family="paragraph" style:parent-style-name="Standard">
      <style:text-properties officeooo:rsid="000e129b" officeooo:paragraph-rsid="0015cb98"/>
    </style:style>
    <style:style style:name="P5" style:family="paragraph" style:parent-style-name="Standard">
      <style:text-properties officeooo:rsid="000e129b" officeooo:paragraph-rsid="00163c1d"/>
    </style:style>
    <style:style style:name="P6" style:family="paragraph" style:parent-style-name="Standard">
      <style:text-properties officeooo:rsid="000e129b" officeooo:paragraph-rsid="0017d6b3"/>
    </style:style>
    <style:style style:name="P7" style:family="paragraph" style:parent-style-name="Standard">
      <style:text-properties officeooo:paragraph-rsid="000e129b"/>
    </style:style>
    <style:style style:name="P8" style:family="paragraph" style:parent-style-name="Standard">
      <style:text-properties officeooo:paragraph-rsid="000f9cbe"/>
    </style:style>
    <style:style style:name="P9" style:family="paragraph" style:parent-style-name="Standard">
      <style:text-properties officeooo:rsid="000f9cbe" officeooo:paragraph-rsid="000f9cbe"/>
    </style:style>
    <style:style style:name="P10" style:family="paragraph" style:parent-style-name="Standard">
      <style:text-properties officeooo:paragraph-rsid="00118379"/>
    </style:style>
    <style:style style:name="P11" style:family="paragraph" style:parent-style-name="Standard">
      <style:text-properties officeooo:paragraph-rsid="0014848e"/>
    </style:style>
    <style:style style:name="P12" style:family="paragraph" style:parent-style-name="Standard">
      <style:text-properties officeooo:paragraph-rsid="00163c1d"/>
    </style:style>
    <style:style style:name="P13" style:family="paragraph" style:parent-style-name="Standard">
      <style:text-properties officeooo:paragraph-rsid="00171925"/>
    </style:style>
    <style:style style:name="T1" style:family="text">
      <style:text-properties officeooo:rsid="000e129b"/>
    </style:style>
    <style:style style:name="T2" style:family="text">
      <style:text-properties style:font-name="Times New Roman" fo:language="de" fo:country="DE" officeooo:rsid="001174bf"/>
    </style:style>
    <style:style style:name="T3" style:family="text"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000000" style:font-name="Times New Roman" fo:letter-spacing="normal" fo:font-style="normal" fo:font-weight="normal" officeooo:rsid="000e129b" style:font-weight-asian="normal" style:font-weight-complex="normal"/>
    </style:style>
    <style:style style:name="T5" style:family="text">
      <style:text-properties fo:font-variant="normal" fo:text-transform="none" fo:color="#000000" style:font-name="Times New Roman" fo:font-size="12pt" fo:letter-spacing="normal" fo:language="de" fo:country="DE" fo:font-style="normal" fo:font-weight="normal" officeooo:rsid="0012f029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normal" officeooo:rsid="00171925" style:font-size-asian="12pt" style:font-size-complex="12pt"/>
    </style:style>
    <style:style style:name="T7" style:family="text">
      <style:text-properties fo:font-variant="normal" fo:text-transform="none" fo:color="#000000" style:font-name="Times New Roman" fo:font-size="10.8000001907349pt" fo:letter-spacing="normal" fo:font-style="normal" fo:font-weight="normal" officeooo:rsid="00171925"/>
    </style:style>
    <style:style style:name="T8" style:family="text">
      <style:text-properties fo:font-variant="normal" fo:text-transform="none" fo:color="#000000" style:font-name="Arial2" fo:font-size="10.8000001907349pt" fo:letter-spacing="normal" fo:font-style="normal" fo:font-weight="normal"/>
    </style:style>
    <style:style style:name="T9" style:family="text">
      <style:text-properties fo:font-variant="normal" fo:text-transform="none" fo:color="#000000" style:font-name="Arial2" fo:font-size="10.8000001907349pt" fo:letter-spacing="normal" fo:font-style="normal" fo:font-weight="normal" officeooo:rsid="000e129b"/>
    </style:style>
    <style:style style:name="T10" style:family="text">
      <style:text-properties fo:font-variant="normal" fo:text-transform="none" fo:color="#000000" style:font-name="Arial2" fo:font-size="10.8000001907349pt" fo:letter-spacing="normal" fo:font-style="normal" fo:font-weight="normal" officeooo:rsid="00118379"/>
    </style:style>
    <style:style style:name="T11" style:family="text">
      <style:text-properties fo:font-variant="normal" fo:text-transform="none" fo:color="#000000" style:font-name="Arial2" fo:font-size="10.8000001907349pt" fo:letter-spacing="normal" fo:font-style="normal" fo:font-weight="normal" officeooo:rsid="0014848e"/>
    </style:style>
    <style:style style:name="T12" style:family="text">
      <style:text-properties fo:font-variant="normal" fo:text-transform="none" fo:color="#000000" style:font-name="Arial2" fo:font-size="10.8000001907349pt" fo:letter-spacing="normal" fo:font-style="normal" fo:font-weight="normal" officeooo:rsid="0015cb98"/>
    </style:style>
    <style:style style:name="T13" style:family="text">
      <style:text-properties fo:font-variant="normal" fo:text-transform="none" fo:color="#000000" style:font-name="Arial2" fo:font-size="10.8000001907349pt" fo:letter-spacing="normal" fo:font-style="normal" fo:font-weight="normal" officeooo:rsid="00163c1d"/>
    </style:style>
    <style:style style:name="T14" style:family="text">
      <style:text-properties fo:font-variant="normal" fo:text-transform="none" fo:color="#000000" style:font-name="Arial2" fo:font-size="10.8000001907349pt" fo:letter-spacing="normal" fo:font-style="normal" fo:font-weight="normal" officeooo:rsid="00171925"/>
    </style:style>
    <style:style style:name="T15" style:family="text">
      <style:text-properties fo:font-variant="normal" fo:text-transform="none" fo:color="#000000" style:font-name="Arial2" fo:font-size="10.8000001907349pt" fo:letter-spacing="normal" fo:language="de" fo:country="DE" fo:font-style="normal" fo:font-weight="normal" officeooo:rsid="00118379"/>
    </style:style>
    <style:style style:name="T16" style:family="text">
      <style:text-properties fo:font-variant="normal" fo:text-transform="none" fo:color="#000000" style:font-name="Arial2" fo:font-size="10.8000001907349pt" fo:letter-spacing="normal" fo:language="de" fo:country="DE" fo:font-style="normal" fo:font-weight="normal" officeooo:rsid="00163c1d"/>
    </style:style>
    <style:style style:name="T17" style:family="text">
      <style:text-properties fo:font-variant="normal" fo:text-transform="none" fo:color="#000000" style:font-name="Arial2" fo:font-size="10.8000001907349pt" fo:letter-spacing="normal" fo:language="de" fo:country="DE" fo:font-style="normal" fo:font-weight="normal" officeooo:rsid="0017d6b3"/>
    </style:style>
    <style:style style:name="T18" style:family="text">
      <style:text-properties fo:font-variant="normal" fo:text-transform="none" fo:color="#000000" style:text-line-through-style="none" style:text-line-through-type="none" style:font-name="Arial2" fo:font-size="10.8000001907349pt" fo:letter-spacing="normal" fo:font-style="normal" style:text-underline-style="none" fo:font-weight="normal" officeooo:rsid="0014848e" style:text-blinking="false"/>
    </style:style>
    <style:style style:name="T19" style:family="text">
      <style:text-properties fo:font-variant="normal" fo:text-transform="none" fo:color="#000000" style:text-line-through-style="none" style:text-line-through-type="none" style:font-name="Helvetica Neue" fo:font-size="14.3999996185303pt" fo:letter-spacing="normal" fo:font-style="normal" style:text-underline-style="none" fo:font-weight="normal" officeooo:rsid="00171925" style:text-blinking="false" fo:padding="0in" fo:border="none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" fo:font-size="14.3999996185303pt" fo:letter-spacing="normal" fo:font-style="normal" style:text-underline-style="none" fo:font-weight="normal" officeooo:rsid="00171925" style:text-blinking="false" fo:padding="0in" fo:border="none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171925" style:text-blinking="false" style:font-size-asian="12pt" style:font-size-complex="12pt" fo:padding="0in" fo:border="none"/>
    </style:style>
    <style:style style:name="T22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1174bf"/>
    </style:style>
    <style:style style:name="T23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15cb98"/>
    </style:style>
    <style:style style:name="T24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163c1d"/>
    </style:style>
    <style:style style:name="T25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58b999"/>
    </style:style>
    <style:style style:name="T26" style:family="text">
      <style:text-properties style:font-name="Times New Roman" fo:font-weight="normal" officeooo:rsid="000e129b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Autorenreferat</text:p>
      <text:p text:style-name="P3"><text:tab/>[<text:span text:style-name="T2">NGOB21</text:span>] <text:tab/>BRINK, SASCHA: AngulaJS ONLINE-BUCH Kapitel 2.1. Was Ist <text:tab/><text:tab/><text:tab/><text:tab/>AngularJS Internet: <text:a xlink:type="simple" xlink:href="https://angularjs.de/buch/was-ist-angularjs">https://angularjs.de/buch/was-ist-angularjs</text:a></text:p>
      <text:p text:style-name="P3"/>
      <text:p text:style-name="P2"/>
      <text:p text:style-name="P3">2. Vorarbeit</text:p>
      <text:p text:style-name="P7"><text:span text:style-name="T1"><text:tab/></text:span><text:span text:style-name="T26">[DS14]<text:tab/>DEERING, SAM: </text:span><text:span text:style-name="T3">10 Popular AngularJS IDE Plugins/Extensions</text:span></text:p>
      <text:p text:style-name="P8"><text:span text:style-name="T3"><text:tab/><text:tab/><text:tab/></text:span><text:span text:style-name="T4">Internet: </text:span></text:p>
      <text:p text:style-name="P8"><text:span text:style-name="T4"><text:tab/><text:tab/><text:tab/></text:span><text:a xlink:type="simple" xlink:href="http://angularjs4u.com/tools/10-popular-angularjs-ide-pluginsextensions/">http://angularjs4u.com/tools/10-popular-angularjs-ide-pluginsextensions/</text:a></text:p>
      <text:p text:style-name="P8"><text:span text:style-name="T4"/></text:p>
      <text:p text:style-name="P10"><text:span text:style-name="T1"><text:tab/>[</text:span><text:span text:style-name="T5">ZA14</text:span><text:span text:style-name="T1">]<text:tab/></text:span><text:span text:style-name="T10">ZERR, ANGELO: AngularJS Eclipse 0.7.0</text:span></text:p>
      <text:p text:style-name="P10"><text:span text:style-name="T10"><text:tab/><text:tab/><text:tab/>Internet: </text:span><text:a xlink:type="simple" xlink:href="http://marketplace.eclipse.org/content/angularjs-eclipse">http://marketplace.eclipse.org/content/angularjs-eclipse</text:a></text:p>
      <text:p text:style-name="P10"><text:span text:style-name="T10"/></text:p>
      <text:p text:style-name="P10"><text:span text:style-name="T10"><text:tab/></text:span><text:span text:style-name="T11">[NGDG]<text:tab/>Google :</text:span><text:span text:style-name="T18"> Developer Guide/ Modules</text:span></text:p>
      <text:p text:style-name="P11"><text:span text:style-name="T18"><text:tab/><text:tab/><text:tab/>Internet: </text:span><text:a xlink:type="simple" xlink:href="https://docs.angularjs.org/guide/module">https://docs.angularjs.org/guide/module</text:a></text:p>
      <text:p text:style-name="P11"><text:span text:style-name="T18"/></text:p>
      <text:p text:style-name="P4"><text:span text:style-name="T10"><text:tab/>[</text:span><text:span text:style-name="T22">NGOB</text:span><text:span text:style-name="T23">46</text:span><text:span text:style-name="T10">] <text:tab/>BRINK, SASCHA: AngulaJS ONLINE-BUCH Kapitel </text:span><text:span text:style-name="T12">4</text:span><text:span text:style-name="T10">.</text:span><text:span text:style-name="T12">6</text:span><text:span text:style-name="T10">. </text:span><text:span text:style-name="T12">Module</text:span></text:p>
      <text:p text:style-name="P4"><text:span text:style-name="T12"><text:tab/><text:tab/><text:tab/></text:span><text:span text:style-name="T10">Internet: </text:span><text:a xlink:type="simple" xlink:href="https://angularjs.de/buch/module"><text:span text:style-name="T12">https://angularjs.de/buch/module</text:span></text:a></text:p>
      <text:p text:style-name="P4"><text:span text:style-name="T12"/></text:p>
      <text:p text:style-name="P5"><text:span text:style-name="T10"><text:tab/>[</text:span><text:span text:style-name="T22">NGOB</text:span><text:span text:style-name="T24">23</text:span><text:span text:style-name="T10">] <text:tab/>BRINK, SASCHA: AngulaJS ONLINE-BUCH Kapitel </text:span><text:span text:style-name="T13">2</text:span><text:span text:style-name="T10">.</text:span><text:span text:style-name="T13">3</text:span><text:span text:style-name="T10">. </text:span><text:span text:style-name="T13">Databinding</text:span></text:p>
      <text:p text:style-name="P5"><text:span text:style-name="T12"><text:tab/><text:tab/><text:tab/></text:span><text:span text:style-name="T10">Internet: </text:span><text:a xlink:type="simple" xlink:href="https://angularjs.de/buch/databinding"><text:span text:style-name="T13">https://angularjs.de/buch/databinding</text:span></text:a></text:p>
      <text:p text:style-name="P5"><text:span text:style-name="T13"/></text:p>
      <text:p text:style-name="P12"><text:span text:style-name="T13"><text:tab/></text:span><text:span text:style-name="T14">[SO12]<text:tab/><text:tab/>Stack Overflow :</text:span><text:span text:style-name="T6"> </text:span><text:a xlink:type="simple" xlink:href="http://stackoverflow.com/questions/11873627/angularjs-ng-model-binding-not-updating-with-dynamic-values"><text:span text:style-name="T21">AngularJS ng-model binding not updating with dynamic <text:tab/><text:tab/><text:tab/>values</text:span></text:a></text:p>
      <text:p text:style-name="P12"><text:span text:style-name="T21"><text:tab/><text:tab/><text:tab/>Internet:</text:span></text:p>
      <text:p text:style-name="P13"><text:span text:style-name="T21"><text:tab/><text:tab/><text:tab/></text:span><text:a xlink:type="simple" xlink:href="http://stackoverflow.com/questions/11873627/angularjs-ng-model-binding-">http://stackoverflow.com/questions/11873627/angularjs-ng-model-binding-</text:a><text:span text:style-name="T21"><text:tab/><text:tab/><text:tab/>not-updating-with-dynamic-values</text:span></text:p>
      <text:p text:style-name="P13"><text:span text:style-name="T21"><text:tab/></text:span></text:p>
      <text:p text:style-name="P6"><text:span text:style-name="T14"><text:tab/></text:span><text:span text:style-name="T25">[NGOB61]<text:tab/></text:span><text:span text:style-name="T15">BRINK, SASCHA: AngulaJS ONLINE-BUCH Kapitel </text:span><text:span text:style-name="T17">6</text:span><text:span text:style-name="T15">.</text:span><text:span text:style-name="T17">1</text:span><text:span text:style-name="T15">. </text:span><text:span text:style-name="T17">Dependency <text:tab/><text:tab/><text:tab/><text:tab/>Injection und der Injektor</text:span></text:p>
      <text:p text:style-name="P6"><text:span text:style-name="T17"><text:tab/><text:tab/><text:tab/>Internet: </text:span><text:a xlink:type="simple" xlink:href="https://angularjs.de/buch/dependecy-injection">https://angularjs.de/buch/dependecy-injection</text:a></text:p>
      <text:p text:style-name="P6"><text:span text:style-name="T17"/></text:p>
      <text:p text:style-name="P6"><text:span text:style-name="T17"/></text:p>
      <text:p text:style-name="P4"><text:span text:style-name="T12"/></text:p>
      <text:p text:style-name="P4"><text:span text:style-name="T12"/></text:p>
      <text:p text:style-name="P10"><text:span text:style-name="T10"/></text:p>
      <text:p text:style-name="P9"><text:span text:style-name="T8"/></text:p>
      <text:p text:style-name="P9"><text:span text:style-name="T9"/></text:p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, Helvetica, sans-serif"/>
    <style:font-face style:name="Arial2" svg:font-family="Arial, Tahoma, Helvetica, FreeSans, sans-serif"/>
    <style:font-face style:name="Helvetica Neue" svg:font-family="'Helvetica Neue', Helvetica, Arial, sans-serif"/>
    <style:font-face style:name="Open Sans1" svg:font-family="'Open Sans'"/>
    <style:font-face style:name="Open Sans" svg:font-family="'Open Sans', 'Helvetica Neue', Helvetica, Arial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7H7M59S</meta:editing-duration>
    <meta:editing-cycles>11</meta:editing-cycles>
    <meta:generator>LibreOffice/4.2.1.1$Windows_x86 LibreOffice_project/d7dbbd7842e6a58b0f521599204e827654e1fb8b</meta:generator>
    <dc:date>2015-01-21T22:35:40.272000000</dc:date>
    <meta:document-statistic meta:table-count="0" meta:image-count="0" meta:object-count="0" meta:page-count="1" meta:paragraph-count="20" meta:word-count="90" meta:character-count="1123" meta:non-whitespace-character-count="998"/>
    <meta:user-defined meta:name="Info 1"/>
    <meta:user-defined meta:name="Info 2"/>
    <meta:user-defined meta:name="Info 3"/>
    <meta:user-defined meta:name="Info 4"/>
  </office:meta>
</office:document-meta>
</file>